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erációs rendszerek Bsc</text:p>
      <text:p text:style-name="P3">3.gyak.</text:p>
      <text:p text:style-name="P1">2021. 02. 2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2-24T14:46:10.06</meta:creation-date>
    <meta:document-statistic meta:table-count="0" meta:image-count="0" meta:object-count="0" meta:page-count="1" meta:paragraph-count="8" meta:word-count="16" meta:character-count="169"/>
    <dc:date>2021-02-24T14:46:33.48</dc:date>
    <dc:creator>Csongor Demján</dc:creator>
    <meta:editing-duration>PT23S</meta:editing-duration>
    <meta:editing-cycles>1</meta:editing-cycles>
    <meta:generator>OpenOffice/4.1.9$Win32 OpenOffice.org_project/419m1$Build-9805</meta:generator>
  </office:meta>
</office:document-meta>
</file>